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6C00000029E36F2686EE57A1C4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, 'Times New Roman', Times, 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Roboto" svg:font-family="Roboto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f5e" officeooo:paragraph-rsid="001aef5e"/>
    </style:style>
    <style:style style:name="P2" style:family="paragraph" style:parent-style-name="Standard">
      <style:text-properties fo:font-variant="normal" fo:text-transform="none" fo:color="#ec4e20" fo:letter-spacing="normal" style:text-underline-style="solid" style:text-underline-width="auto" style:text-underline-color="font-color" officeooo:rsid="001aef5e" officeooo:paragraph-rsid="001aef5e" loext:padding="0cm" loext:border="none"/>
    </style:style>
    <style:style style:name="P3" style:family="paragraph" style:parent-style-name="Standard">
      <style:text-properties officeooo:paragraph-rsid="001b8f80"/>
    </style:style>
    <style:style style:name="P4" style:family="paragraph" style:parent-style-name="Standard">
      <style:text-properties officeooo:rsid="001d39ba" officeooo:paragraph-rsid="001d39ba"/>
    </style:style>
    <style:style style:name="T1" style:family="text">
      <style:text-properties fo:font-variant="normal" fo:text-transform="none" style:font-name="Roboto" fo:font-size="12pt" fo:letter-spacing="normal" fo:font-style="normal" fo:font-weight="normal"/>
    </style:style>
    <style:style style:name="T2" style:family="text">
      <style:text-properties fo:font-variant="normal" fo:text-transform="none" style:font-name="Roboto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color="#ec4e20" fo:letter-spacing="normal" style:text-underline-style="solid" style:text-underline-width="auto" style:text-underline-color="font-color" loext:padding="0cm" loext:border="none"/>
    </style:style>
    <style:style style:name="T5" style:family="text">
      <style:text-properties fo:font-variant="normal" fo:text-transform="none" fo:color="#ec4e20" fo:letter-spacing="normal" style:text-underline-style="solid" style:text-underline-width="auto" style:text-underline-color="font-color" officeooo:rsid="001b8f80" loext:padding="0cm" loext:border="none"/>
    </style:style>
    <style:style style:name="T6" style:family="text">
      <style:text-properties fo:font-variant="normal" fo:text-transform="none" fo:color="#242729" style:text-line-through-style="none" style:text-line-through-type="none" style:font-name="inherit" fo:font-size="11.25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fo:color="#242729" style:text-line-through-style="none" style:text-line-through-type="none" style:font-name="MathJax Main" fo:font-size="11.25pt" fo:letter-spacing="normal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fo:color="#242729" style:text-line-through-style="none" style:text-line-through-type="none" style:font-name="MathJax Main" fo:font-size="11.25pt" fo:letter-spacing="normal" fo:font-style="normal" style:text-underline-style="none" fo:font-weight="normal" officeooo:rsid="001b8f80" style:text-blinking="false" loext:padding="0cm" loext:border="none"/>
    </style:style>
    <style:style style:name="T9" style:family="text">
      <style:text-properties fo:font-variant="normal" fo:text-transform="none" fo:color="#242729" style:text-line-through-style="none" style:text-line-through-type="none" style:font-name="MathJax Main" fo:font-size="8.25pt" fo:letter-spacing="normal" fo:font-style="normal" style:text-underline-style="none" fo:font-weight="normal" style:text-blinking="false" loext:padding="0cm" loext:border="none"/>
    </style:style>
    <style:style style:name="T10" style:family="text">
      <style:text-properties fo:font-variant="normal" fo:text-transform="none" fo:color="#242729" style:text-line-through-style="none" style:text-line-through-type="none" style:font-name="MathJax Math-italic" fo:font-size="8.25pt" fo:letter-spacing="normal" fo:font-style="normal" style:text-underline-style="none" fo:font-weight="normal" style:text-blinking="false" loext:padding="0cm" loext:border="none"/>
    </style:style>
    <style:style style:name="T11" style:family="text">
      <style:text-properties officeooo:rsid="001d658d"/>
    </style:style>
    <style:style style:name="fr1" style:family="graphic" style:parent-style-name="Graphics">
      <style:graphic-properties fo:margin-left="0cm" fo:margin-right="0cm" fo:margin-top="0cm" fo:margin-bottom="0.265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S PROPERTIES</text:p>
      <text:p text:style-name="P1"/>
      <text:p text:style-name="P1">1- Euler totient :</text:p>
      <text:p text:style-name="P1"><text:tab/>phi(n)=n*pi(1-1/p)</text:p>
      <text:p text:style-name="P1"/>
      <text:p text:style-name="P1"><text:span text:style-name="Strong_20_Emphasis"><text:span text:style-name="T2">2)</text:span></text:span><text:span text:style-name="T3"> </text:span><text:span text:style-name="T1">Sum of values of totient functions of all divisors of n is equal to n.</text:span><text:line-break/><text:span text:style-name="T4"><draw:a xlink:type="simple" xlink:href="https://media.geeksforgeeks.org/wp-content/cdn-uploads/gausss.png"><draw:frame draw:style-name="fr1" draw:name="Image1" text:anchor-type="as-char" svg:width="2.91cm" svg:height="1.138cm" draw:z-index="0"><draw:image xlink:href="Pictures/100002000000006C00000029E36F2686EE57A1C4.png" xlink:type="simple" xlink:show="embed" xlink:actuate="onLoad" loext:mime-type="image/png"/><svg:title>gausss</svg:title></draw:frame></draw:a></text:span></text:p>
      <text:p text:style-name="P2">Euler theorem</text:p>
      <text:p text:style-name="P2">fermat little theorem</text:p>
      <text:p text:style-name="P2"/>
      <text:p text:style-name="P2">3-phi(a*b)=phi(a)*phi(b)</text:p>
      <text:p text:style-name="P2"/>
      <text:p text:style-name="P2">4-phi(a*b)=(a-1)*(b-1)</text:p>
      <text:p text:style-name="P2"/>
      <text:p text:style-name="P3"><text:span text:style-name="T5">5-</text:span><text:bookmark text:name="MathJax-Span-33"/><text:bookmark text:name="MathJax-Span-34"/><text:span text:style-name="T7">gcd</text:span><text:bookmark text:name="MathJax-Span-35"/><text:span text:style-name="T7">(</text:span><text:bookmark text:name="MathJax-Span-38"/><text:span text:style-name="T8">2^</text:span><text:span text:style-name="T10">m</text:span><text:bookmark text:name="MathJax-Span-39"/><text:span text:style-name="T6">−</text:span><text:bookmark text:name="MathJax-Span-40"/><text:span text:style-name="T7">1</text:span><text:bookmark text:name="MathJax-Span-41"/><text:span text:style-name="T7">,</text:span><text:bookmark text:name="MathJax-Span-42"/><text:bookmark text:name="MathJax-Span-43"/><text:span text:style-name="T7">2</text:span><text:bookmark text:name="MathJax-Span-44"/><text:span text:style-name="T8">^</text:span><text:span text:style-name="T10">n</text:span><text:bookmark text:name="MathJax-Span-45"/><text:span text:style-name="T6">−</text:span><text:bookmark text:name="MathJax-Span-46"/><text:span text:style-name="T7">1</text:span><text:bookmark text:name="MathJax-Span-47"/><text:span text:style-name="T7">)</text:span><text:bookmark text:name="MathJax-Span-48"/><text:span text:style-name="T7">=</text:span><text:bookmark text:name="MathJax-Span-49"/><text:bookmark text:name="MathJax-Span-50"/><text:span text:style-name="T7">2</text:span><text:bookmark text:name="MathJax-Span-51"/><text:bookmark text:name="MathJax-Span-52"/><text:bookmark text:name="MathJax-Span-53"/><text:span text:style-name="T8">^</text:span><text:span text:style-name="T9">gcd</text:span><text:bookmark text:name="MathJax-Span-54"/><text:span text:style-name="T9">(</text:span><text:bookmark text:name="MathJax-Span-55"/><text:span text:style-name="T10">m</text:span><text:bookmark text:name="MathJax-Span-56"/><text:span text:style-name="T9">,</text:span><text:bookmark text:name="MathJax-Span-57"/><text:span text:style-name="T10">n</text:span><text:bookmark text:name="MathJax-Span-58"/><text:span text:style-name="T9">)</text:span><text:bookmark text:name="MathJax-Span-59"/><text:span text:style-name="T6">−</text:span><text:bookmark text:name="MathJax-Span-60"/><text:span text:style-name="T7">1.</text:span><text:line-break/></text:p>
      <text:p text:style-name="P4">6-gcd(1,n)+gcd(2,n)+...+gcd(n,n) = <text:span text:style-name="T11">summation d*phi(n/d) , where d | n;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, 'Times New Roman', Times, 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Roboto" svg:font-family="Roboto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0T10:25:20.500467963</meta:creation-date>
    <dc:date>2020-02-01T16:21:28.605025347</dc:date>
    <meta:editing-duration>PT5H24M7S</meta:editing-duration>
    <meta:editing-cycles>2</meta:editing-cycles>
    <meta:generator>LibreOffice/6.3.4.2$Linux_X86_64 LibreOffice_project/30$Build-2</meta:generator>
    <meta:document-statistic meta:table-count="0" meta:image-count="1" meta:object-count="0" meta:page-count="1" meta:paragraph-count="10" meta:word-count="40" meta:character-count="310" meta:non-whitespace-character-count="277"/>
  </office:meta>
</office:document-meta>
</file>